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35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3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Consumidor</text:p>
          </table:table-cell>
          <table:table-cell table:style-name="ce1" office:value-type="string" calcext:value-type="string">
            <text:p>Consumo (L/Mes)</text:p>
          </table:table-cell>
          <table:table-cell table:style-name="ce1" office:value-type="string" calcext:value-type="string">
            <text:p>Gasto Eur/Mes</text:p>
          </table:table-cell>
        </table:table-row>
        <table:table-row table:style-name="ro2">
          <table:table-cell office:value-type="string" calcext:value-type="string">
            <text:p>Fabricaciones Wiki, S.L.</text:p>
          </table:table-cell>
          <table:table-cell office:value-type="float" office:value="37290" calcext:value-type="float">
            <text:p>37290</text:p>
          </table:table-cell>
          <table:table-cell table:formula="of:=IF([.B2]&lt;[.B17];[.B2]*[.B18];([.B2]-[.B17])*[.B19]+([.B17]*[.B18]))" office:value-type="currency" office:currency="EUR" office:value="335.61" calcext:value-type="currency">
            <text:p>335,61 €</text:p>
          </table:table-cell>
        </table:table-row>
        <table:table-row table:style-name="ro2">
          <table:table-cell office:value-type="string" calcext:value-type="string">
            <text:p>Juguetes Adán, S.L.</text:p>
          </table:table-cell>
          <table:table-cell office:value-type="float" office:value="47383" calcext:value-type="float">
            <text:p>47383</text:p>
          </table:table-cell>
          <table:table-cell table:formula="of:=IF([.B3]&lt;[.B17];[.B3]*[.B18];([.B3]-[.B17])*[.B19]+([.B17]*[.B18]))" office:value-type="currency" office:currency="EUR" office:value="426.447" calcext:value-type="currency">
            <text:p>426,45 €</text:p>
          </table:table-cell>
        </table:table-row>
        <table:table-row table:style-name="ro2">
          <table:table-cell office:value-type="string" calcext:value-type="string">
            <text:p>Minería Reunida, S.A.</text:p>
          </table:table-cell>
          <table:table-cell office:value-type="float" office:value="57293" calcext:value-type="float">
            <text:p>57293</text:p>
          </table:table-cell>
          <table:table-cell table:formula="of:=IF([.B4]&lt;[.B17];[.B4]*[.B18];([.B4]-[.B17])*[.B19]+([.B17]*[.B18]))" office:value-type="currency" office:currency="EUR" office:value="515.637" calcext:value-type="currency">
            <text:p>515,64 €</text:p>
          </table:table-cell>
        </table:table-row>
        <table:table-row table:style-name="ro2">
          <table:table-cell office:value-type="string" calcext:value-type="string">
            <text:p>Metálicas David, S.A.</text:p>
          </table:table-cell>
          <table:table-cell office:value-type="float" office:value="76382" calcext:value-type="float">
            <text:p>76382</text:p>
          </table:table-cell>
          <table:table-cell table:formula="of:=IF([.B5]&lt;[.B17];[.B5]*[.B18];([.B5]-[.B17])*[.B19]+([.B17]*[.B18]))" office:value-type="currency" office:currency="EUR" office:value="687.438" calcext:value-type="currency">
            <text:p>687,44 €</text:p>
          </table:table-cell>
        </table:table-row>
        <table:table-row table:style-name="ro2">
          <table:table-cell office:value-type="string" calcext:value-type="string">
            <text:p>Landes&amp;Co, S.A.U.</text:p>
          </table:table-cell>
          <table:table-cell office:value-type="float" office:value="93271" calcext:value-type="float">
            <text:p>93271</text:p>
          </table:table-cell>
          <table:table-cell table:formula="of:=IF([.B6]&lt;[.B17];[.B6]*[.B18];([.B6]-[.B17])*[.B19]+([.B17]*[.B18]))" office:value-type="currency" office:currency="EUR" office:value="839.439" calcext:value-type="currency">
            <text:p>839,44 €</text:p>
          </table:table-cell>
        </table:table-row>
        <table:table-row table:style-name="ro2">
          <table:table-cell office:value-type="string" calcext:value-type="string">
            <text:p>Ventas Mirador, S.A.</text:p>
          </table:table-cell>
          <table:table-cell office:value-type="float" office:value="94383" calcext:value-type="float">
            <text:p>94383</text:p>
          </table:table-cell>
          <table:table-cell table:formula="of:=IF([.B7]&lt;[.B17];[.B7]*[.B18];([.B7]-[.B17])*[.B19]+([.B17]*[.B18]))" office:value-type="currency" office:currency="EUR" office:value="849.447" calcext:value-type="currency">
            <text:p>849,45 €</text:p>
          </table:table-cell>
        </table:table-row>
        <table:table-row table:style-name="ro2">
          <table:table-cell office:value-type="string" calcext:value-type="string">
            <text:p>Comidas El Rápido, S.L.</text:p>
          </table:table-cell>
          <table:table-cell office:value-type="float" office:value="127391" calcext:value-type="float">
            <text:p>127391</text:p>
          </table:table-cell>
          <table:table-cell table:formula="of:=IF([.B8]&lt;[.B17];[.B8]*[.B18];([.B8]-[.B17])*[.B19]+([.B17]*[.B18]))" office:value-type="currency" office:currency="EUR" office:value="1146.519" calcext:value-type="currency">
            <text:p>1.146,52 €</text:p>
          </table:table-cell>
        </table:table-row>
        <table:table-row table:style-name="ro2">
          <table:table-cell office:value-type="string" calcext:value-type="string">
            <text:p>Papelería Central, S.A.</text:p>
          </table:table-cell>
          <table:table-cell office:value-type="float" office:value="139726" calcext:value-type="float">
            <text:p>139726</text:p>
          </table:table-cell>
          <table:table-cell table:formula="of:=IF([.B9]&lt;[.B17];[.B9]*[.B18];([.B9]-[.B17])*[.B19]+([.B17]*[.B18]))" office:value-type="currency" office:currency="EUR" office:value="1257.534" calcext:value-type="currency">
            <text:p>1.257,53 €</text:p>
          </table:table-cell>
        </table:table-row>
        <table:table-row table:style-name="ro2">
          <table:table-cell office:value-type="string" calcext:value-type="string">
            <text:p>Minería Alicantina, Coop.</text:p>
          </table:table-cell>
          <table:table-cell office:value-type="float" office:value="182755" calcext:value-type="float">
            <text:p>182755</text:p>
          </table:table-cell>
          <table:table-cell table:formula="of:=IF([.B10]&lt;[.B17];[.B10]*[.B18];([.B10]-[.B17])*[.B19]+([.B17]*[.B18]))" office:value-type="currency" office:currency="EUR" office:value="1644.795" calcext:value-type="currency">
            <text:p>1.644,80 €</text:p>
          </table:table-cell>
        </table:table-row>
        <table:table-row table:style-name="ro2">
          <table:table-cell office:value-type="string" calcext:value-type="string">
            <text:p>Bloques de Construcción Cerámico, S.L.</text:p>
          </table:table-cell>
          <table:table-cell office:value-type="float" office:value="268310" calcext:value-type="float">
            <text:p>268310</text:p>
          </table:table-cell>
          <table:table-cell table:formula="of:=IF([.B11]&lt;[.B17];[.B11]*[.B18];([.B11]-[.B17])*[.B19]+([.B17]*[.B18]))" office:value-type="currency" office:currency="EUR" office:value="2414.79" calcext:value-type="currency">
            <text:p>2.414,79 €</text:p>
          </table:table-cell>
        </table:table-row>
        <table:table-row table:style-name="ro2">
          <table:table-cell office:value-type="string" calcext:value-type="string">
            <text:p>A1 Productos de Goma, S.A.</text:p>
          </table:table-cell>
          <table:table-cell office:value-type="float" office:value="312094" calcext:value-type="float">
            <text:p>312094</text:p>
          </table:table-cell>
          <table:table-cell table:formula="of:=IF([.B12]&lt;[.B17];[.B12]*[.B18];([.B12]-[.B17])*[.B19]+([.B17]*[.B18]))" office:value-type="currency" office:currency="EUR" office:value="2808.846" calcext:value-type="currency">
            <text:p>2.808,85 €</text:p>
          </table:table-cell>
        </table:table-row>
        <table:table-row table:style-name="ro2">
          <table:table-cell office:value-type="string" calcext:value-type="string">
            <text:p>Lavandería Lopez y Lopez, S.L.</text:p>
          </table:table-cell>
          <table:table-cell office:value-type="float" office:value="618324" calcext:value-type="float">
            <text:p>618324</text:p>
          </table:table-cell>
          <table:table-cell table:formula="of:=IF([.B13]&lt;[.B17];[.B13]*[.B18];([.B13]-[.B17])*[.B19]+([.B17]*[.B18]))" office:value-type="currency" office:currency="EUR" office:value="5564.916" calcext:value-type="currency">
            <text:p>5.564,92 €</text:p>
          </table:table-cell>
        </table:table-row>
        <table:table-row table:style-name="ro3" table:number-rows-repeated="3">
          <table:table-cell table:number-columns-repeated="2"/>
          <table:table-cell table:style-name="Default"/>
        </table:table-row>
        <table:table-row table:style-name="ro2">
          <table:table-cell table:style-name="ce2" office:value-type="string" calcext:value-type="string">
            <text:p>Corte</text:p>
          </table:table-cell>
          <table:table-cell office:value-type="float" office:value="1000000" calcext:value-type="float">
            <text:p>100000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Eur/L &lt; 100000</text:p>
          </table:table-cell>
          <table:table-cell office:value-type="float" office:value="0.009" calcext:value-type="float">
            <text:p>0,009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Eur/L &gt;= 100000</text:p>
          </table:table-cell>
          <table:table-cell office:value-type="float" office:value="0.007" calcext:value-type="float">
            <text:p>0,00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Esquitino</meta:initial-creator>
    <meta:creation-date>2013-10-28T08:27:28.898705940</meta:creation-date>
    <dc:date>2013-10-28T09:07:41.267091055</dc:date>
    <dc:creator>Fernando Esquitino</dc:creator>
    <meta:editing-duration>PT9M28S</meta:editing-duration>
    <meta:editing-cycles>3</meta:editing-cycles>
    <meta:generator>LibreOffice/4.1.2.3$Linux_X86_64 LibreOffice_project/410m0$Build-3</meta:generator>
    <meta:document-statistic meta:table-count="1" meta:cell-count="45" meta:object-count="0"/>
  </office:meta>
</office:document-meta>
</file>